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af28" officeooo:paragraph-rsid="0013af28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af28" officeooo:paragraph-rsid="0013af28" style:font-size-asian="16pt" style:font-size-complex="16pt"/>
    </style:style>
    <style:style style:name="P6" style:family="paragraph" style:parent-style-name="Standard">
      <style:text-properties style:font-name="Courier" fo:font-size="16pt" officeooo:paragraph-rsid="0013af28" style:font-size-asian="16pt" style:font-size-complex="16pt"/>
    </style:style>
    <style:style style:name="T1" style:family="text">
      <style:text-properties officeooo:rsid="0013af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Sweet the Name of Jesus Sounds</text:p>
      <text:p text:style-name="P1"/>
      <text:p text:style-name="P5">How sweet the name of Jesus sounds</text:p>
      <text:p text:style-name="P5">In a believer’s ear!</text:p>
      <text:p text:style-name="P5">It soothes his sorrows, heals his wounds,</text:p>
      <text:p text:style-name="P5">And drives away his fear.</text:p>
      <text:p text:style-name="P5"/>
      <text:p text:style-name="P5">It makes the wounded spirit whole</text:p>
      <text:p text:style-name="P5">And calms the troubled breast;</text:p>
      <text:p text:style-name="P5">‘Tis manna to the hungry soul,</text:p>
      <text:p text:style-name="P5">And to the weary rest.</text:p>
      <text:p text:style-name="P5"/>
      <text:p text:style-name="P5">Dear name! The Rock on which we build,</text:p>
      <text:p text:style-name="P5">Our shield and hiding place;</text:p>
      <text:p text:style-name="P5">Our never failing treasury, filled</text:p>
      <text:p text:style-name="P5">With boundless stores of grace.</text:p>
      <text:p text:style-name="P5"/>
      <text:p text:style-name="P5">Jesus, our Saviour, Shepherd, Friend,</text:p>
      <text:p text:style-name="P5">Our Prophet, Priest, and King;</text:p>
      <text:p text:style-name="P5">Our Lord, our Life, our Way, our End,</text:p>
      <text:p text:style-name="P5">Accept the praise we bring.</text:p>
      <text:p text:style-name="P5"/>
      <text:p text:style-name="P5">Weak is the effort of our heart,</text:p>
      <text:p text:style-name="P5">And cold our warmest thought;</text:p>
      <text:p text:style-name="P5">But when we see Thee as Thou art,</text:p>
      <text:p text:style-name="P5">We’ll praise Thee as we ought.</text:p>
      <text:p text:style-name="P5"/>
      <text:p text:style-name="P5">Till then we would Thy love proclaim</text:p>
      <text:p text:style-name="P5">With ev’ry fleeting breath;</text:p>
      <text:p text:style-name="P5">And triumph in that blessed name</text:p>
      <text:p text:style-name="P6"><text:span text:style-name="T1">Which quells the pow’r of death.</text:span></text:p>
      <text:p text:style-name="P2"/>
      <text:p text:style-name="P2"/>
      <text:p text:style-name="P2">Composer: <text:span text:style-name="T1">Alexander R. Reinagle (1799-1877)</text:span></text:p>
      <text:p text:style-name="P2">Lyricist: <text:span text:style-name="T1">John Newton (1725-1807)</text:span></text:p>
      <text:p text:style-name="P2"/>
      <text:p text:style-name="P5">Hymns of Truth and Praise: 5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0:02:38.623591540</meta:creation-date>
    <meta:editing-duration>PT30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26T10:13:39.003924752</dc:date>
    <dc:creator>Hank Warren</dc:creator>
    <meta:document-statistic meta:table-count="0" meta:image-count="0" meta:object-count="0" meta:page-count="1" meta:paragraph-count="28" meta:word-count="162" meta:character-count="887" meta:non-whitespace-character-count="753"/>
    <meta:template xlink:type="simple" xlink:actuate="onRequest" xlink:title="TubaHymn" xlink:href="../../../../../Library/Application%20Support/LibreOffice/4/user/template/TubaHymn1.ott" meta:date="2020-07-26T10:02:37.924982250"/>
  </office:meta>
</office:document-meta>
</file>